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nsolas, 'Courier New', monospace"/>
    <style:font-face style:name="Open Sans" svg:font-family="'Open Sans',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line-height="128%" fo:orphans="2" fo:widows="2" fo:text-indent="0cm" style:auto-text-indent="false"/>
      <style:text-properties fo:font-variant="normal" fo:text-transform="none" fo:color="#29303b" style:font-name="Open Sans" fo:font-size="27pt" fo:letter-spacing="normal" fo:font-style="normal" fo:font-weight="normal"/>
    </style:style>
    <style:style style:name="P2" style:family="paragraph" style:parent-style-name="Standard">
      <style:paragraph-properties fo:margin-left="0cm" fo:margin-right="0cm" fo:margin-top="0cm" fo:margin-bottom="0.397cm" loext:contextual-spacing="false" fo:orphans="2" fo:widows="2" fo:text-indent="0cm" style:auto-text-indent="false"/>
      <style:text-properties fo:font-variant="normal" fo:text-transform="none" fo:color="#29303b" style:font-name="Open Sans" fo:font-size="18pt" fo:letter-spacing="normal" fo:font-style="normal" fo:font-weight="normal"/>
    </style:style>
    <style:style style:name="P3"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29303b" style:font-name="Open Sans" fo:font-size="13.5pt" fo:letter-spacing="normal" fo:font-style="normal" fo:font-weight="normal" loext:padding="0cm" loext:border="none"/>
    </style:style>
    <style:style style:name="P4" style:family="paragraph" style:parent-style-name="Text_20_body">
      <style:paragraph-properties fo:margin-left="0cm" fo:margin-right="0cm" fo:margin-top="0cm" fo:margin-bottom="0.529cm" loext:contextual-spacing="false" fo:orphans="2" fo:widows="2" fo:text-indent="0cm" style:auto-text-indent="false"/>
    </style:style>
    <style:style style:name="T1" style:family="text">
      <style:text-properties fo:font-variant="normal" fo:text-transform="none" fo:color="#29303b" style:font-name="Open Sans" fo:font-size="13.5pt" fo:letter-spacing="normal" fo:font-style="normal" fo:font-weight="bold" loext:padding="0cm" loext:border="none"/>
    </style:style>
    <style:style style:name="T2" style:family="text">
      <style:text-properties fo:font-variant="normal" fo:text-transform="none" fo:color="#29303b" style:font-name="Open Sans" fo:font-size="13.5pt" fo:letter-spacing="normal" fo:font-style="normal" fo:font-weight="normal" loext:padding="0cm" loext:border="none"/>
    </style:style>
    <style:style style:name="T3" style:family="text">
      <style:text-properties fo:font-variant="normal" fo:text-transform="none" fo:color="#007791" style:text-line-through-style="none" style:text-line-through-type="none" style:font-name="Open Sans" fo:font-size="13.5pt" fo:letter-spacing="normal" fo:font-style="normal" style:text-underline-style="none" fo:font-weight="normal" style:text-blinking="false" fo:background-color="transparent" loext:char-shading-value="0" loext:padding="0cm" loext:border="none"/>
    </style:style>
    <style:style style:name="T4" style:family="text">
      <style:text-properties fo:font-variant="normal" fo:text-transform="none" fo:color="#ec5252" style:font-name="Menlo" fo:font-size="12pt" fo:letter-spacing="normal" fo:font-style="normal" fo:font-weight="normal" fo:background-color="#f2f3f5" loext:char-shading-value="0" loext:padding-left="0.106cm" loext:padding-right="0.106cm" loext:padding-top="0.053cm" loext:padding-bottom="0.053cm" loext:border="0.06pt solid #dedfe0"/>
    </style:style>
    <style:style style:name="T5" style:family="text">
      <style:text-properties fo:font-variant="normal" fo:text-transform="none" fo:color="#ec5252" style:font-name="Menlo" fo:font-size="12pt" fo:letter-spacing="normal" fo:font-style="normal" fo:font-weight="bold" fo:background-color="#f2f3f5" loext:char-shading-value="0" loext:padding-left="0.106cm" loext:padding-right="0.106cm" loext:padding-top="0.053cm" loext:padding-bottom="0.053cm" loext:border="0.06pt solid #dedf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ing Docker: The Fast Way</text:p>
      <text:p text:style-name="P2">Section 2, Lecture 10</text:p>
      <text:p text:style-name="P3">If you don't already have docker installed, Docker already has some great guides on how to do it. The rest of this Section is about how to setup Docker on your specific OS, but if you already know which OS you want to install on, here's the short-list for downloading it. The videos after this Lecture are walkthroughs of installing Docker, getting the GitHub repo, getting a code editor, and tweaking the command line if you want to. Feel free to skip any and all of this if you have at least docker version 17.06 and like your current setup :)</text:p>
      <text:p text:style-name="P4"><text:span text:style-name="Strong_20_Emphasis"><text:span text:style-name="T1">Installing on Windows 10 (Pro or Enterprise)</text:span></text:span></text:p>
      <text:p text:style-name="P4"><text:span text:style-name="T2">This is the best experience on Windows, but due to OS feature requirements, it only works on the Pro and Enterprise editions of Windows 10 (with latest update rollups). You need to install </text:span><text:a xlink:type="simple" xlink:href="https://www.docker.com/docker-windows" office:target-frame-name="_blank" xlink:show="new" text:style-name="Internet_20_link" text:visited-style-name="Visited_20_Internet_20_Link"><text:span text:style-name="T3">"Docker for Windows" from the Docker Store</text:span></text:a><text:span text:style-name="T2">.</text:span></text:p>
      <text:p text:style-name="P3">With this Edition I recommend using PowerShell for the best CLI experience. See more info in the next few Lectures.</text:p>
      <text:p text:style-name="P4"><text:span text:style-name="Strong_20_Emphasis"><text:span text:style-name="T1">Installing on Windows 7, 8, or 10 Home Edition</text:span></text:span></text:p>
      <text:p text:style-name="P4"><text:span text:style-name="T2">Unfortunately, Microsoft's OS features for Docker and Hyper-V don't work in these older versions, and "Windows 10 Home" edition doesn't have Hyper-V, so you'll need to </text:span><text:a xlink:type="simple" xlink:href="https://docs.docker.com/toolbox/overview/" office:target-frame-name="_blank" xlink:show="new" text:style-name="Internet_20_link" text:visited-style-name="Visited_20_Internet_20_Link"><text:span text:style-name="T3">install the Docker Toolbox</text:span></text:a><text:span text:style-name="T2">, which is a slightly different approach to using Docker with a VirtualBox VM. This means Docker will be running in a Virtual Machine that sits behind the IP of your OS, and uses NAT to access the internet.</text:span></text:p>
      <text:p text:style-name="P4"><text:span text:style-name="Strong_20_Emphasis"><text:span text:style-name="T1">NOTE FOR TOOLBOX USERS</text:span></text:span><text:span text:style-name="T2">: For all examples that use </text:span><text:span text:style-name="Source_20_Text"><text:span text:style-name="T4">http://localhost</text:span></text:span><text:span text:style-name="T2"> , </text:span><text:span text:style-name="Strong_20_Emphasis"><text:span text:style-name="T1">you'll need to replace with</text:span></text:span><text:span text:style-name="T2"> </text:span><text:span text:style-name="Source_20_Text"><text:span text:style-name="T4">http://192.168.99.100</text:span></text:span></text:p>
      <text:p text:style-name="P4"><text:span text:style-name="Strong_20_Emphasis"><text:span text:style-name="T1">Installing on Mac</text:span></text:span></text:p>
      <text:p text:style-name="P4"><text:span text:style-name="T2">You'll want to install </text:span><text:a xlink:type="simple" xlink:href="https://www.docker.com/docker-mac" office:target-frame-name="_blank" xlink:show="new" text:style-name="Internet_20_link" text:visited-style-name="Visited_20_Internet_20_Link"><text:span text:style-name="T3">Docker for Mac</text:span></text:a><text:span text:style-name="T2">, which is great. If you're on an older Mac with less than OSX Yosemite 10.10.3, you'll need to </text:span><text:a xlink:type="simple" xlink:href="https://docs.docker.com/toolbox/overview/" office:target-frame-name="_blank" xlink:show="new" text:style-name="Internet_20_link" text:visited-style-name="Visited_20_Internet_20_Link"><text:span text:style-name="T3">install the Docker Toolbox instead</text:span></text:a><text:span text:style-name="T2">.</text:span></text:p>
      <text:p text:style-name="P4"><text:soft-page-break/><text:span text:style-name="Strong_20_Emphasis"><text:span text:style-name="T1">Installing on Linux</text:span></text:span></text:p>
      <text:p text:style-name="P4"><text:span text:style-name="Strong_20_Emphasis"><text:span text:style-name="T1">Do *not* use your built in default packages like </text:span></text:span><text:span text:style-name="Source_20_Text"><text:span text:style-name="Strong_20_Emphasis"><text:span text:style-name="T5">apt/yum install docker.io</text:span></text:span></text:span><text:span text:style-name="Strong_20_Emphasis"><text:span text:style-name="T2"> </text:span></text:span><text:span text:style-name="T2"> because those packages are old and not the Official Docker-Built packages. </text:span></text:p>
      <text:p text:style-name="P4"><text:span text:style-name="T2">I prefer to use the Docker's automated script to add their repository and install all dependencies: </text:span><text:span text:style-name="Source_20_Text"><text:span text:style-name="T4">curl -sSL https://get.docker.com/ | sh</text:span></text:span><text:span text:style-name="T2">  but you can also install in a more manual method by following specific instructions on the Docker Store for your distribution, like </text:span><text:a xlink:type="simple" xlink:href="https://store.docker.com/editions/community/docker-ce-server-ubuntu" office:target-frame-name="_blank" xlink:show="new" text:style-name="Internet_20_link" text:visited-style-name="Visited_20_Internet_20_Link"><text:span text:style-name="T3">this one for Ubuntu</text:span></text:a><text:span text:style-name="T2">.</text:span></text:p>
      <text:p text:style-name="P4"><text:span text:style-name="Strong_20_Emphasis"><text:span text:style-name="T1">What if None Of These Options Work</text:span></text:span></text:p>
      <text:p text:style-name="P4"><text:span text:style-name="T2">Maybe you don't have local admin, or maybe your machine doesn't have enough resources. Well the best free option here is to use </text:span><text:a xlink:type="simple" xlink:href="http://play-with-docker.com/" office:target-frame-name="_blank" xlink:show="new" text:style-name="Internet_20_link" text:visited-style-name="Visited_20_Internet_20_Link"><text:span text:style-name="T3">play-with-docker.com</text:span></text:a><text:span text:style-name="T2">, which will run one or more Docker instances inside your browser, and give you a terminal to use it with. You can actually create multiple machines on it, and even use the URL to share the session with others in a sort of collaborative experience.  I highly recommend you check it out.  Most of the lectures in this course can be used with "PWD", but it's only limitation really is it's time bombed to 4 hours, at which time it'll delete your server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nsolas, 'Courier New', monospace"/>
    <style:font-face style:name="Open Sans" svg:font-family="'Open Sans',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3:10:10.223891454</meta:creation-date>
    <dc:date>2018-11-16T13:10:36.620643576</dc:date>
    <meta:editing-duration>PT27S</meta:editing-duration>
    <meta:editing-cycles>1</meta:editing-cycles>
    <meta:document-statistic meta:table-count="0" meta:image-count="0" meta:object-count="0" meta:page-count="2" meta:paragraph-count="16" meta:word-count="491" meta:character-count="2833" meta:non-whitespace-character-count="2353"/>
    <meta:generator>LibreOffice/6.0.6.2$Linux_X86_64 LibreOffice_project/00m0$Build-2</meta:generator>
  </office:meta>
</office:document-meta>
</file>